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21.95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39pt" fo:break-before="auto" style:use-optimal-row-height="false"/>
    </style:style>
    <style:style style:name="ro7" style:family="table-row">
      <style:table-row-properties style:row-height="51pt" fo:break-before="auto" style:use-optimal-row-height="false"/>
    </style:style>
    <style:style style:name="ro8" style:family="table-row">
      <style:table-row-properties style:row-height="85.49pt" fo:break-before="auto" style:use-optimal-row-height="false"/>
    </style:style>
    <style:style style:name="ro9" style:family="table-row">
      <style:table-row-properties style:row-height="42.01pt" fo:break-before="auto" style:use-optimal-row-height="false"/>
    </style:style>
    <style:style style:name="ro10" style:family="table-row">
      <style:table-row-properties style:row-height="57pt" fo:break-before="auto" style:use-optimal-row-height="false"/>
    </style:style>
    <style:style style:name="ro11" style:family="table-row">
      <style:table-row-properties style:row-height="75pt" fo:break-before="auto" style:use-optimal-row-height="false"/>
    </style:style>
    <style:style style:name="ro12" style:family="table-row">
      <style:table-row-properties style:row-height="60.75pt" fo:break-before="auto" style:use-optimal-row-height="false"/>
    </style:style>
    <style:style style:name="ro13" style:family="table-row">
      <style:table-row-properties style:row-height="23.84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56.24pt" fo:break-before="auto" style:use-optimal-row-height="false"/>
    </style:style>
    <style:style style:name="ro17" style:family="table-row">
      <style:table-row-properties style:row-height="36pt" fo:break-before="auto" style:use-optimal-row-height="false"/>
    </style:style>
    <style:style style:name="ro18" style:family="table-row">
      <style:table-row-properties style:row-height="72.74pt" fo:break-before="auto" style:use-optimal-row-height="false"/>
    </style:style>
    <style:style style:name="ro19" style:family="table-row">
      <style:table-row-properties style:row-height="57.74pt" fo:break-before="auto" style:use-optimal-row-height="false"/>
    </style:style>
    <style:style style:name="ro20" style:family="table-row">
      <style:table-row-properties style:row-height="57.46pt" fo:break-before="auto" style:use-optimal-row-height="true"/>
    </style:style>
    <style:style style:name="ro21" style:family="table-row">
      <style:table-row-properties style:row-height="35.04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58.2pt" fo:break-before="auto" style:use-optimal-row-height="true"/>
    </style:style>
    <style:style style:name="ro24" style:family="table-row">
      <style:table-row-properties style:row-height="29.25pt" fo:break-before="auto" style:use-optimal-row-height="false"/>
    </style:style>
    <style:style style:name="ro25" style:family="table-row">
      <style:table-row-properties style:row-height="148.51pt" fo:break-before="auto" style:use-optimal-row-height="false"/>
    </style:style>
    <style:style style:name="ro26" style:family="table-row">
      <style:table-row-properties style:row-height="69pt" fo:break-before="auto" style:use-optimal-row-height="true"/>
    </style:style>
    <style:style style:name="ro27" style:family="table-row">
      <style:table-row-properties style:row-height="24.01pt" fo:break-before="auto" style:use-optimal-row-height="true"/>
    </style:style>
    <style:style style:name="ro28" style:family="table-row">
      <style:table-row-properties style:row-height="69pt" fo:break-before="auto" style:use-optimal-row-height="false"/>
    </style:style>
    <style:style style:name="ro29" style:family="table-row">
      <style:table-row-properties style:row-height="90.99pt" fo:break-before="auto" style:use-optimal-row-height="true"/>
    </style:style>
    <style:style style:name="ro30" style:family="table-row">
      <style:table-row-properties style:row-height="83.99pt" fo:break-before="auto" style:use-optimal-row-height="false"/>
    </style:style>
    <style:style style:name="ro31" style:family="table-row">
      <style:table-row-properties style:row-height="80.25pt" fo:break-before="auto" style:use-optimal-row-height="true"/>
    </style:style>
    <style:style style:name="ro32" style:family="table-row">
      <style:table-row-properties style:row-height="132.75pt" fo:break-before="auto" style:use-optimal-row-height="false"/>
    </style:style>
    <style:style style:name="ta1" style:family="table" style:master-page-name="Default">
      <style:table-properties table:display="true" style:writing-mode="lr-tb"/>
    </style:style>
    <style:style style:name="ce70"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75" style:family="table-cell" style:parent-style-name="Default">
      <style:table-cell-properties fo:background-color="#00a933"/>
    </style:style>
    <style:style style:name="ce76"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89" style:family="table-cell" style:parent-style-name="Default">
      <style:table-cell-properties fo:background-color="#ed4c05" style:text-align-source="fix" style:repeat-content="false" fo:border="0.06pt solid #000000"/>
      <style:paragraph-properties fo:text-align="center" fo:margin-left="0pt"/>
    </style:style>
    <style:style style:name="ce90"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93" style:family="table-cell" style:parent-style-name="Default">
      <style:table-cell-properties fo:background-color="transparent"/>
    </style:style>
    <style:style style:name="ce94"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96" style:family="table-cell" style:parent-style-name="Default">
      <style:table-cell-properties fo:border="0.06pt solid #000000"/>
    </style:style>
    <style:style style:name="ce97"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98"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100" style:family="table-cell" style:parent-style-name="Default">
      <style:table-cell-properties style:text-align-source="fix" style:repeat-content="false" fo:border="0.06pt solid #000000" style:vertical-align="middle"/>
      <style:paragraph-properties fo:text-align="center" fo:margin-left="0pt"/>
    </style:style>
    <style:style style:name="ce101" style:family="table-cell" style:parent-style-name="Default">
      <style:table-cell-properties fo:background-color="#ff972f"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103" style:family="table-cell" style:parent-style-name="Default">
      <style:table-cell-properties fo:background-color="#5983b0" fo:border="0.06pt solid #000000"/>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fo:border="0.06pt solid #000000" style:vertical-align="top"/>
      <style:paragraph-properties fo:text-align="start" fo:margin-left="0pt"/>
    </style:style>
    <style:style style:name="ce106" style:family="table-cell" style:parent-style-name="Default">
      <style:table-cell-properties style:text-align-source="fix" style:repeat-content="false" fo:border="0.06pt solid #000000" style:vertical-align="top"/>
      <style:paragraph-properties fo:text-align="start" fo:margin-left="0pt"/>
    </style:style>
    <style:style style:name="ce25" style:family="table-cell" style:parent-style-name="Default">
      <style:table-cell-properties style:vertical-align="top"/>
    </style:style>
    <style:style style:name="ce91" style:family="table-cell" style:parent-style-name="Default">
      <style:table-cell-properties fo:wrap-option="wrap" fo:border="0.06pt solid #000000" style:vertical-align="top"/>
    </style:style>
    <style:style style:name="ce27" style:family="table-cell" style:parent-style-name="Default">
      <style:table-cell-properties fo:wrap-option="wrap" fo:border="0.06pt solid #000000" style:vertical-align="top"/>
      <style:text-properties style:font-name-complex="Lohit Devanagari"/>
    </style:style>
    <style:style style:name="ce109"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11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111"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108" style:family="table-cell" style:parent-style-name="Default">
      <style:table-cell-properties fo:wrap-option="wrap" fo:border="0.06pt solid #000000" style:vertical-align="top"/>
      <style:text-properties style:font-name-complex="Lohit Devanagari"/>
    </style:style>
    <style:style style:name="ce114" style:family="table-cell" style:parent-style-name="Default">
      <style:table-cell-properties fo:wrap-option="wrap" fo:border="0.06pt solid #000000"/>
    </style:style>
    <style:style style:name="ce117"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118"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119"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120"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122"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40"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3faf46" style:text-align-source="fix" style:repeat-content="false" fo:border="0.06pt solid #000000"/>
      <style:paragraph-properties fo:text-align="center" fo:margin-left="0pt"/>
    </style:style>
    <style:style style:name="ce125" style:family="table-cell" style:parent-style-name="Default">
      <style:table-cell-properties fo:background-color="#ffff38" fo:border="0.06pt solid #000000"/>
    </style:style>
    <style:style style:name="ce126"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4"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6"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8"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0"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2"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3" style:family="text">
      <style:text-properties fo:font-weight="bold" style:font-weight-asian="bold" style:font-weight-complex="bold"/>
    </style:style>
    <style:style style:name="T1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6" style:family="text">
      <style:text-properties style:font-name="Liberation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7" style:family="text">
      <style:text-properties style:font-name="Liberation Sans" style:text-overline-style="none" style:text-overline-color="font-color"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18"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text-overline-style="none" style:text-overline-color="font-color" fo:font-size="10pt" style:font-name-asian="Noto Sans CJK SC Regular" style:font-relief="none" style:text-emphasize="none" style:font-style-complex="normal" style:font-style-asian="normal" style:font-weight-complex="bold" style:font-weight-asian="bold" style:font-size-complex="10pt" style:font-size-asian="10pt" style:font-name-complex="Lohit Devanagari"/>
    </style:style>
    <style:style style:name="T19"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0"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bold" style:font-weight-asian="bold" style:font-weight-complex="bold"/>
    </style:style>
    <style:style style:name="T21" style:family="text">
      <style:text-properties style:text-overline-style="none" style:text-overline-color="font-color" style:font-name-asian="Noto Sans CJK SC Regular" fo:font-weight="bold"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2" style:family="text">
      <style:text-properties style:text-overline-style="none" style:text-overline-color="font-color" style:font-name-asian="Noto Sans CJK SC Regular"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style-asian="normal" style:font-style-complex="normal" style:text-emphasize="none" style:font-relief="none" fo:font-size="10pt" fo:font-weight="normal" style:font-weight-asian="normal" style:font-weight-complex="normal"/>
    </style:style>
    <style:style style:name="T23"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weight-complex="bold" style:font-weight-asian="bold" style:font-size-complex="10pt" style:text-line-through-mode="continuous" fo:text-shadow="none" style:text-outline="false" fo:font-style="normal" style:text-line-through-type="none" style:text-underline-style="none" style:text-underline-color="font-color" fo:font-weight="bold" style:language-asian="zh" style:country-asian="CN" style:text-overline-style="none" style:text-overline-color="font-color" style:language-complex="hi" style:country-complex="IN" fo:language="en" fo:country="US"/>
    </style:style>
    <style:style style:name="T24"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style:font-weight-asian="normal" style:font-weight-complex="normal" fo:font-weight="normal"/>
    </style:style>
    <style:style style:name="T25"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bold" style:font-weight-asian="bold" style:font-weight-complex="bold"/>
    </style:style>
    <style:style style:name="T26"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normal" style:font-weight-asian="normal" style:font-weight-complex="normal"/>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70"/>
        <table:table-column table:style-name="co2" table:default-cell-style-name="ce76"/>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93"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Choose “Gradska vijecnica” item from a drop down menu and click on it.</text:p>
          </table:table-cell>
          <table:table-cell table:style-name="ce6"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table-cell table:style-name="ce9" office:value-type="string" calcext:value-type="string" table:number-columns-spanned="1" table:number-rows-spanned="3">
            <text:p>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 office:value-type="string" calcext:value-type="string">
            <text:p>Ex. R : Sidebar on the left side of the screen contains all mentioned information about the place.</text:p>
          </table:table-cell>
          <table:table-cell table:style-name="ce6" office:value-type="string" calcext:value-type="string">
            <text:p>Ac. R : Sidebar on the left side of the screen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Check if the place has been located on the map with a message box containing following information : name of the place, street address and working hours.</text:p>
          </table:table-cell>
          <table:table-cell table:style-name="ce6" office:value-type="string" calcext:value-type="string">
            <text:p>Ex. R : The place is located on the map with a message box containing all information listed in the step description.</text:p>
          </table:table-cell>
          <table:table-cell table:style-name="ce6" office:value-type="string" calcext:value-type="string">
            <text:p>Ac. R : The place is located on the map with a message box containing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3">
            <text:p>TC_NAV_search_002</text:p>
          </table:table-cell>
          <table:table-cell table:style-name="ce6" office:value-type="string" calcext:value-type="string" table:number-columns-spanned="1" table:number-rows-spanned="3">
            <text:p>Verify the search functionality of the search bar by entering valid street name into the search bar and verifying the street has been found.</text:p>
          </table:table-cell>
          <table:table-cell table:style-name="ce90" office:value-type="string" calcext:value-type="string">
            <text:p>1. Enter valid street name into search bar. Choose “Grbavicka” item from the drop down menu and click on it.</text:p>
          </table:table-cell>
          <table:table-cell table:style-name="ce90" office:value-type="string" calcext:value-type="string">
            <text:p>Ex. R : The street name has been found and opened on the left side of the panel.</text:p>
          </table:table-cell>
          <table:table-cell table:style-name="ce90" office:value-type="string" calcext:value-type="string">
            <text:p>Ac. R : The street name has been found and opened on the left side of the panel.</text:p>
          </table:table-cell>
          <table:table-cell table:style-name="ce9" office:value-type="string" calcext:value-type="string" table:number-columns-spanned="1" table:number-rows-spanned="3">
            <text:p>Grbavick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20/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6">
          <table:covered-table-cell table:style-name="ce3"/>
          <table:covered-table-cell table:style-name="ce6"/>
          <table:table-cell table:style-name="ce90" office:value-type="string" calcext:value-type="string">
            <text:p>2. Check if the sidebar on the left side of the screen contains a global street name from the search bar. </text:p>
          </table:table-cell>
          <table:table-cell table:style-name="ce90" office:value-type="string" calcext:value-type="string">
            <text:p>Ex. R : Sidebar contains the global street name. </text:p>
          </table:table-cell>
          <table:table-cell table:style-name="ce90" office:value-type="string" calcext:value-type="string">
            <text:p>Ac. R : Sidebar contains the global street name.</text:p>
          </table:table-cell>
          <table:covered-table-cell table:style-name="ce9"/>
          <table:covered-table-cell table:style-name="ce3"/>
          <table:covered-table-cell table:style-name="ce10"/>
          <table:covered-table-cell table:style-name="ce9"/>
          <table:table-cell table:number-columns-repeated="1010"/>
        </table:table-row>
        <table:table-row table:style-name="ro7">
          <table:covered-table-cell table:style-name="ce3"/>
          <table:covered-table-cell table:style-name="ce6"/>
          <table:table-cell table:style-name="ce90" office:value-type="string" calcext:value-type="string">
            <text:p>3. Click on the global street name and check if the map zoomed in the city part with all street addresses equal to the one searched for .</text:p>
          </table:table-cell>
          <table:table-cell table:style-name="ce90" office:value-type="string" calcext:value-type="string">
            <text:p>Ex. R : Map is zoomed in to the city part as described in test step description.</text:p>
          </table:table-cell>
          <table:table-cell table:style-name="ce90"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75"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96"/>
        <table:table-column table:style-name="co13" table:default-cell-style-name="ce96"/>
        <table:table-column table:style-name="co14" table:default-cell-style-name="ce96"/>
        <table:table-column table:style-name="co15" table:default-cell-style-name="ce91"/>
        <table:table-column table:style-name="co16" table:default-cell-style-name="ce91"/>
        <table:table-column table:style-name="co17" table:default-cell-style-name="ce91"/>
        <table:table-column table:style-name="co18" table:default-cell-style-name="ce96"/>
        <table:table-column table:style-name="co11" table:default-cell-style-name="ce96"/>
        <table:table-column table:style-name="co19" table:default-cell-style-name="ce96"/>
        <table:table-column table:style-name="co11" table:default-cell-style-name="ce96"/>
        <table:table-row table:style-name="ro1">
          <table:table-cell table:style-name="ce70" office:value-type="string" calcext:value-type="string">
            <text:p>Project name</text:p>
          </table:table-cell>
          <table:table-cell table:style-name="ce76" office:value-type="string" calcext:value-type="string">
            <text:p>Navigator</text:p>
          </table:table-cell>
          <table:table-cell table:style-name="Default" table:number-columns-repeated="8"/>
        </table:table-row>
        <table:table-row table:style-name="ro1">
          <table:table-cell table:style-name="ce70" office:value-type="string" calcext:value-type="string">
            <text:p>Module name</text:p>
          </table:table-cell>
          <table:table-cell table:style-name="ce76" office:value-type="string" calcext:value-type="string">
            <text:p>Other functionalities</text:p>
          </table:table-cell>
          <table:table-cell table:style-name="Default" table:number-columns-repeated="8"/>
        </table:table-row>
        <table:table-row table:style-name="ro1">
          <table:table-cell table:style-name="ce70" office:value-type="string" calcext:value-type="string">
            <text:p>Created by</text:p>
          </table:table-cell>
          <table:table-cell table:style-name="ce76" office:value-type="string" calcext:value-type="string">
            <text:p>Lejla Dzaferbegovic</text:p>
          </table:table-cell>
          <table:table-cell table:style-name="Default" table:number-columns-repeated="8"/>
        </table:table-row>
        <table:table-row table:style-name="ro1">
          <table:table-cell table:style-name="ce70" office:value-type="string" calcext:value-type="string">
            <text:p>Creation Date</text:p>
          </table:table-cell>
          <table:table-cell table:style-name="ce76" office:value-type="string" calcext:value-type="string">
            <text:p>23/10/2018</text:p>
          </table:table-cell>
          <table:table-cell table:style-name="Default" table:number-columns-repeated="8"/>
        </table:table-row>
        <table:table-row table:style-name="ro1">
          <table:table-cell table:style-name="ce70" office:value-type="string" calcext:value-type="string">
            <text:p>Reviewed by</text:p>
          </table:table-cell>
          <table:table-cell table:style-name="ce76"/>
          <table:table-cell table:style-name="Default" table:number-columns-repeated="8"/>
        </table:table-row>
        <table:table-row table:style-name="ro1">
          <table:table-cell table:style-name="ce70" office:value-type="string" calcext:value-type="string">
            <text:p>Review Date</text:p>
          </table:table-cell>
          <table:table-cell table:style-name="ce76"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89"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8">
          <table:table-cell table:style-name="ce94" office:value-type="string" calcext:value-type="string">
            <text:p>NEGATIVE</text:p>
          </table:table-cell>
          <table:table-cell table:style-name="ce3" office:value-type="string" calcext:value-type="string">
            <text:p>TC_NAV_search_003</text:p>
          </table:table-cell>
          <table:table-cell table:style-name="ce91"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91" office:value-type="string" calcext:value-type="string">
            <text:p>jshdskjkp</text:p>
          </table:table-cell>
          <table:table-cell table:style-name="ce3" office:value-type="string" calcext:value-type="string">
            <text:p>Pass</text:p>
          </table:table-cell>
          <table:table-cell table:style-name="ce3" office:value-type="string" calcext:value-type="string">
            <text:p>23/10/2018</text:p>
          </table:table-cell>
          <table:table-cell table:style-name="ce91" office:value-type="string" calcext:value-type="string">
            <text:p>No Comments</text:p>
          </table:table-cell>
        </table:table-row>
        <table:table-row table:style-name="ro9">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90" office:value-type="string" calcext:value-type="string" table:number-columns-spanned="1" table:number-rows-spanned="4">
            <text:p><text:span text:style-name="T1">Verify the search functionality of the search bar</text:span> by entering valid street name into the search bar and verifying the street has been found. Then choose a place from the sidebar that is to appear</text:p>
          </table:table-cell>
          <table:table-cell table:style-name="ce109" office:value-type="string" calcext:value-type="string">
            <text:p><text:span text:style-name="T2">1. Enter valid street name into search bar. C</text:span><text:span text:style-name="T3">hoose from the drop down menu and click on an item.</text:span></text:p>
          </table:table-cell>
          <table:table-cell table:style-name="ce117" office:value-type="string" calcext:value-type="string">
            <text:p><text:span text:style-name="T8">Ex. R : the street name has been found and opened on the left side of the panel</text:span></text:p>
          </table:table-cell>
          <table:table-cell table:style-name="ce117" office:value-type="string" calcext:value-type="string">
            <text:p><text:span text:style-name="T8">Ac. R : the street name has been found and opened on the left side of the panel</text:span></text:p>
          </table:table-cell>
          <table:table-cell table:style-name="ce9" office:value-type="string" calcext:value-type="string" table:number-columns-spanned="1" table:number-rows-spanned="4">
            <text:p>Marka Mar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0">
          <table:covered-table-cell table:number-columns-repeated="3"/>
          <table:table-cell table:style-name="ce110" office:value-type="string" calcext:value-type="string">
            <text:p><text:span text:style-name="T4">2. Check if the sidebar on the left side of the screen contains a global street name from the search bar and all the places with a street address equal to the one searched for</text:span><text:span text:style-name="T5">.</text:span></text:p>
          </table:table-cell>
          <table:table-cell table:style-name="ce118" office:value-type="string" calcext:value-type="string">
            <text:p><text:span text:style-name="T9">Ex. R : sidebar contains the global street name and all the places on that street</text:span></text:p>
          </table:table-cell>
          <table:table-cell table:style-name="ce120" office:value-type="string" calcext:value-type="string">
            <text:p><text:span text:style-name="T10">Ac. R : sidebar contains the global street name and all the places on that street</text:span></text:p>
          </table:table-cell>
          <table:covered-table-cell table:number-columns-repeated="4"/>
        </table:table-row>
        <table:table-row table:style-name="ro11">
          <table:covered-table-cell table:number-columns-repeated="3"/>
          <table:table-cell table:style-name="ce111" office:value-type="string" calcext:value-type="string">
            <text:p><text:span text:style-name="T6">3. C</text:span><text:span text:style-name="T7">lick on item “Frizerski salon Joy” from the sidebar.</text:span></text:p>
          </table:table-cell>
          <table:table-cell table:style-name="ce118" office:value-type="string" calcext:value-type="string">
            <text:p><text:span text:style-name="T10">Ex. R : sidebar content changes to the following information : name of the place, street address, telephone number, working hours, web site link and short description.</text:span></text:p>
          </table:table-cell>
          <table:table-cell table:style-name="ce110" office:value-type="string" calcext:value-type="string">
            <text:p><text:span text:style-name="T4">Ac. R : </text:span><text:span text:style-name="T12">sidebar content changes to the following information : name of the place, street address, telephone number, working hours, web site link and short description.</text:span></text:p>
          </table:table-cell>
          <table:covered-table-cell table:number-columns-repeated="4"/>
        </table:table-row>
        <table:table-row table:style-name="ro12">
          <table:covered-table-cell table:number-columns-repeated="3"/>
          <table:table-cell table:style-name="ce112" office:value-type="string" calcext:value-type="string">
            <text:p>4. Check if the place has been shown on the map with a message box containing name of the place, street address, telephone number, working hours and web site link.</text:p>
          </table:table-cell>
          <table:table-cell table:style-name="ce119" office:value-type="string" calcext:value-type="string">
            <text:p>Ex. R : the place has been located on the map with a message box containing all the information as described in test step</text:p>
          </table:table-cell>
          <table:table-cell table:style-name="ce113"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3"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3">
          <table:covered-table-cell table:number-columns-repeated="3"/>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4">
          <table:covered-table-cell table:number-columns-repeated="3"/>
          <table:table-cell office:value-type="string" calcext:value-type="string">
            <text:p>3.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5">
          <table:covered-table-cell table:number-columns-repeated="3"/>
          <table:table-cell office:value-type="string" calcext:value-type="string">
            <text:p>4. Check if the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5">
          <table:covered-table-cell table:style-name="ce97"/>
          <table:covered-table-cell table:style-name="ce3"/>
          <table:covered-table-cell table:style-name="ce9"/>
          <table:table-cell office:value-type="string" calcext:value-type="string">
            <text:p>2. Click on “Ferde Hauptmana” item from the sidebar.</text:p>
          </table:table-cell>
          <table:table-cell table:style-name="ce120" office:value-type="string" calcext:value-type="string">
            <text:p><text:span text:style-name="T10">Ex. R : sidebar contains the global street name and all the places on that street, also they have been located on the map</text:span></text:p>
          </table:table-cell>
          <table:table-cell table:style-name="ce120" office:value-type="string" calcext:value-type="string">
            <text:p><text:span text:style-name="T10">Ac. R : sidebar contains  the global street name and all the places on that street, also they have been located on the map</text:span></text:p>
          </table:table-cell>
          <table:covered-table-cell table:style-name="ce9"/>
          <table:covered-table-cell table:number-columns-repeated="2" table:style-name="ce3"/>
          <table:covered-table-cell table:style-name="ce9"/>
        </table:table-row>
        <table:table-row table:style-name="ro16">
          <table:covered-table-cell table:number-columns-repeated="3"/>
          <table:table-cell office:value-type="string" calcext:value-type="string">
            <text:p>3. Click on “Autopraonica Slon” item from the sidebar.</text:p>
          </table:table-cell>
          <table:table-cell table:style-name="ce113" office:value-type="string" calcext:value-type="string">
            <text:p><text:span text:style-name="T10">Ex R: sidebar contains following information about the searched place : its name,telephone number and street address.</text:span></text:p>
          </table:table-cell>
          <table:table-cell table:style-name="ce113" office:value-type="string" calcext:value-type="string">
            <text:p><text:span text:style-name="T10">Ac R : sidebar contains following information about the searched place : its name,telephone number and street address.</text:span></text:p>
          </table:table-cell>
          <table:covered-table-cell table:number-columns-repeated="4"/>
        </table:table-row>
        <table:table-row table:style-name="ro9">
          <table:covered-table-cell table:number-columns-repeated="3"/>
          <table:table-cell table:style-name="ce113" office:value-type="string" calcext:value-type="string">
            <text:p>4. Check if the place has been shown on map with a message box containing name of the place, street address and telephone number.</text:p>
          </table:table-cell>
          <table:table-cell table:style-name="ce120" office:value-type="string" calcext:value-type="string">
            <text:p>Ex. R : The place has been located on the map with an appropriate message box</text:p>
          </table:table-cell>
          <table:table-cell table:style-name="ce120" office:value-type="string" calcext:value-type="string">
            <text:p>Ac. R : The place has been located on the map with an appropriate message box</text:p>
          </table:table-cell>
          <table:covered-table-cell table:number-columns-repeated="4"/>
        </table:table-row>
        <table:table-row table:style-name="ro17">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1</text:p>
          </table:table-cell>
          <table:table-cell table:style-name="ce90"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3">Name and surname :</text:span> Lejla Dzaferbegovic</text:p>
            <text:p><text:span text:style-name="T13">E-mail :</text:span> <text:a xlink:href="mailto:lejla.dzaferbegovic@gmail.com" xlink:type="simple">lejla.dzaferbegovic@gmail.com</text:a> </text:p>
            <text:p><text:span text:style-name="T13">Comment/suggestion : </text:span>Test</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97"/>
          <table:covered-table-cell table:style-name="ce23"/>
          <table:covered-table-cell table:style-name="ce90"/>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
          <table:covered-table-cell table:number-columns-repeated="2" table:style-name="ce3"/>
          <table:covered-table-cell table:style-name="ce9"/>
        </table:table-row>
        <table:table-row table:style-name="ro18">
          <table:table-cell table:style-name="ce98" office:value-type="string" calcext:value-type="string" table:number-columns-spanned="1" table:number-rows-spanned="2">
            <text:p>NEGATIVE</text:p>
          </table:table-cell>
          <table:table-cell table:style-name="ce23" office:value-type="string" calcext:value-type="string" table:number-columns-spanned="1" table:number-rows-spanned="2">
            <text:p>TC_NAV_comm_002</text:p>
          </table:table-cell>
          <table:table-cell table:style-name="ce90"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4">Name and surname :</text:span><text:span text:style-name="T15"> Lejla Dzaferbegovic </text:span></text:p>
            <text:p><text:span text:style-name="T13">E-mail :</text:span> kl;;'</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97"/>
          <table:covered-table-cell table:style-name="ce23"/>
          <table:covered-table-cell table:style-name="ce90"/>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
          <table:covered-table-cell table:number-columns-repeated="2" table:style-name="ce3"/>
          <table:covered-table-cell table:style-name="ce9"/>
        </table:table-row>
        <table:table-row table:style-name="ro18">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3</text:p>
          </table:table-cell>
          <table:table-cell table:style-name="ce90"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8">
          <table:covered-table-cell table:style-name="ce13"/>
          <table:covered-table-cell table:style-name="ce23"/>
          <table:covered-table-cell table:style-name="ce90"/>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
          <table:covered-table-cell table:number-columns-repeated="2" table:style-name="ce3"/>
          <table:covered-table-cell table:style-name="ce9"/>
        </table:table-row>
        <table:table-row table:style-name="ro19">
          <table:table-cell table:style-name="ce17" office:value-type="string" calcext:value-type="string">
            <text:p>POSITIVE</text:p>
          </table:table-cell>
          <table:table-cell table:style-name="ce106" office:value-type="string" calcext:value-type="string">
            <text:p>TC_NAV_sn_001</text:p>
          </table:table-cell>
          <table:table-cell table:style-name="ce91"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1">Ex. R : you have been redirected to the official Navigator Facebook page </text:span><text:span text:style-name="T11"><text:a xlink:href="https://www.facebook.com/Navigator.ba" xlink:type="simple">https://www.facebook.com/Navigator.ba</text:a></text:span></text:p>
          </table:table-cell>
          <table:table-cell office:value-type="string" calcext:value-type="string">
            <text:p><text:span text:style-name="T11">Ac. R : you have been redirected to the official Navigator Facebook page </text:span><text:span text:style-name="T11"><text:a xlink:href="https://www.facebook.com/Navigator.ba" xlink:type="simple">https://www.facebook.com/Navigator.ba</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1" office:value-type="string" calcext:value-type="string">
            <text:p>No Comments</text:p>
          </table:table-cell>
        </table:table-row>
        <table:table-row table:style-name="ro7">
          <table:table-cell table:style-name="ce17" office:value-type="string" calcext:value-type="string">
            <text:p>POSITIVE</text:p>
          </table:table-cell>
          <table:table-cell table:style-name="ce3" office:value-type="string" calcext:value-type="string">
            <text:p>TC_NAV_sn_002</text:p>
          </table:table-cell>
          <table:table-cell table:style-name="ce91"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1">Ex. R : you have been redirected to the official Navigator Twitter page </text:span><text:span text:style-name="T11"><text:a xlink:href="https://twitter.com/navigatorba" xlink:type="simple">https://twitter.com/navigatorba</text:a></text:span></text:p>
          </table:table-cell>
          <table:table-cell office:value-type="string" calcext:value-type="string">
            <text:p><text:span text:style-name="T11">Ac. R : you have been redirected to the official Navigator Twitter page </text:span><text:span text:style-name="T11"><text:a xlink:href="https://twitter.com/navigatorba" xlink:type="simple">https://twitter.com/navigatorba</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1" office:value-type="string" calcext:value-type="string">
            <text:p>No Comments</text:p>
          </table:table-cell>
        </table:table-row>
        <table:table-row table:style-name="ro16">
          <table:table-cell table:style-name="ce17" office:value-type="string" calcext:value-type="string">
            <text:p>POSITIVE</text:p>
          </table:table-cell>
          <table:table-cell table:style-name="ce106" office:value-type="string" calcext:value-type="string">
            <text:p>TC_NAV_sn_003</text:p>
          </table:table-cell>
          <table:table-cell table:style-name="ce91" office:value-type="string" calcext:value-type="string">
            <text:p>Verify the social networks section by clicking on Google+ icon located on the right side of the navigation bar</text:p>
          </table:table-cell>
          <table:table-cell table:style-name="ce108" office:value-type="string" calcext:value-type="string">
            <text:p>1. Click on the Google+ icon and wait for the web browser to redirect you to the official Navigator Google+ page </text:p>
          </table:table-cell>
          <table:table-cell office:value-type="string" calcext:value-type="string">
            <text:p><text:span text:style-name="T11">Ex. R : you have been redirected to the official Navigator Google+ page </text:span><text:span text:style-name="T11"><text:a xlink:href="https://plus.google.com/108400709887587279208" xlink:type="simple">https://plus.google.com/108400709887587279208</text:a></text:span></text:p>
          </table:table-cell>
          <table:table-cell office:value-type="string" calcext:value-type="string">
            <text:p><text:span text:style-name="T11">Ac. R : you have been redirected to the official Navigator Google+ page </text:span><text:span text:style-name="T11"><text:a xlink:href="https://plus.google.com/108400709887587279208" xlink:type="simple">https://plus.google.com/108400709887587279208</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90" office:value-type="string" calcext:value-type="string">
            <text:p>No Comments</text:p>
          </table:table-cell>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5">
          <table:covered-table-cell table:style-name="ce100"/>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number-columns-repeated="3"/>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20">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style-name="ce101"/>
          <table:covered-table-cell table:number-columns-repeated="2"/>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1">
          <table:table-cell table:style-name="ce17" office:value-type="string" calcext:value-type="string">
            <text:p>POSITIVE</text:p>
          </table:table-cell>
          <table:table-cell table:style-name="ce3" office:value-type="string" calcext:value-type="string">
            <text:p>TC_NAV_zoom_001</text:p>
          </table:table-cell>
          <table:table-cell table:style-name="ce91"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3" office:value-type="string" calcext:value-type="string">
            <text:p>Ac. R : map is enlarged</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1">
          <table:table-cell table:style-name="ce17" office:value-type="string" calcext:value-type="string">
            <text:p>POSITIVE</text:p>
          </table:table-cell>
          <table:table-cell table:style-name="ce3" office:value-type="string" calcext:value-type="string">
            <text:p>TC_NAV_zoom_002</text:p>
          </table:table-cell>
          <table:table-cell table:style-name="ce91"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3" office:value-type="string" calcext:value-type="string">
            <text:p>Ex. R : map is shrunk</text:p>
          </table:table-cell>
          <table:table-cell table:style-name="ce3" office:value-type="string" calcext:value-type="string">
            <text:p>Ac. R : map is shrunk</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2">
          <table:table-cell table:style-name="ce17" office:value-type="string" calcext:value-type="string">
            <text:p>POSITIVE</text:p>
          </table:table-cell>
          <table:table-cell table:style-name="ce3" office:value-type="string" calcext:value-type="string">
            <text:p>TC_NAV_atlant_001</text:p>
          </table:table-cell>
          <table:table-cell table:style-name="ce91"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11">Ex. R : You have been redirected to the official Atlantbh web site </text:span><text:span text:style-name="T11"><text:a xlink:href="https://www.atlantbh.com/" xlink:type="simple">https://www.atlantbh.com/</text:a></text:span></text:p>
          </table:table-cell>
          <table:table-cell office:value-type="string" calcext:value-type="string">
            <text:p><text:span text:style-name="T11">Ac. R : You have been redirected to the official Atlantbh web site </text:span><text:span text:style-name="T11"><text:a xlink:href="https://www.atlantbh.com/" xlink:type="simple">https://www.atlantbh.com/</text:a></text:span></text:p>
          </table:table-cell>
          <table:table-cell table:style-name="ce91"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91" office:value-type="string" calcext:value-type="string">
            <text:p>No Comments</text:p>
          </table:table-cell>
        </table:table-row>
        <table:table-row table:style-name="ro23">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1">
          <table:covered-table-cell table:style-name="ce101"/>
          <table:covered-table-cell table:number-columns-repeated="2"/>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2">
          <table:table-cell table:style-name="ce17" office:value-type="string" calcext:value-type="string">
            <text:p>POSITIVE</text:p>
          </table:table-cell>
          <table:table-cell table:style-name="ce3" office:value-type="string" calcext:value-type="string">
            <text:p>TC_NAV_downl_001</text:p>
          </table:table-cell>
          <table:table-cell table:style-name="ce91"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91" office:value-type="string" calcext:value-type="string">
            <text:p>none</text:p>
          </table:table-cell>
          <table:table-cell table:style-name="ce91" office:value-type="string" calcext:value-type="string">
            <text:p>Pass</text:p>
          </table:table-cell>
          <table:table-cell table:style-name="ce91" office:value-type="string" calcext:value-type="string">
            <text:p>28/10/2018</text:p>
          </table:table-cell>
          <table:table-cell table:style-name="ce91" office:value-type="string" calcext:value-type="string">
            <text:p>No Comments</text:p>
          </table:table-cell>
        </table:table-row>
        <table:table-row table:style-name="ro13">
          <table:table-cell table:style-name="ce13" office:value-type="string" calcext:value-type="string" table:number-columns-spanned="1" table:number-rows-spanned="7">
            <text:p>POSITIVE</text:p>
          </table:table-cell>
          <table:table-cell table:style-name="ce3" office:value-type="string" calcext:value-type="string" table:number-columns-spanned="1" table:number-rows-spanned="7">
            <text:p>TC_NAV_add_001</text:p>
          </table:table-cell>
          <table:table-cell table:style-name="ce27" office:value-type="string" calcext:value-type="string" table:number-columns-spanned="1" table:number-rows-spanned="7">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7">
            <text:p><text:span text:style-name="T13">Place name :</text:span> Courtyard by Marriott Sarajevo</text:p>
            <text:p><text:span text:style-name="T13">URL :</text:span> https://navigator.ba/admin/login </text:p>
            <text:p><text:span text:style-name="T13">Admin username : </text:span>lejla.dzaferbegovic, </text:p>
            <text:p><text:span text:style-name="T13">Admin password :</text:span> lejlatest123!</text:p>
            <text:p/>
          </table:table-cell>
          <table:table-cell table:style-name="ce9" office:value-type="string" calcext:value-type="string" table:number-columns-spanned="1" table:number-rows-spanned="7">
            <text:p>Pass</text:p>
          </table:table-cell>
          <table:table-cell table:style-name="ce9" office:value-type="string" calcext:value-type="string" table:number-columns-spanned="1" table:number-rows-spanned="7">
            <text:p>28/10/2018</text:p>
          </table:table-cell>
          <table:table-cell table:style-name="ce9" office:value-type="string" calcext:value-type="string" table:number-columns-spanned="1" table:number-rows-spanned="7">
            <text:p>No Comments</text:p>
          </table:table-cell>
        </table:table-row>
        <table:table-row table:style-name="ro22">
          <table:covered-table-cell table:style-name="ce101"/>
          <table:covered-table-cell table:number-columns-repeated="2"/>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20">
          <table:covered-table-cell table:style-name="ce101"/>
          <table:covered-table-cell table:number-columns-repeated="2"/>
          <table:table-cell office:value-type="string" calcext:value-type="string">
            <text:p>3.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21">
          <table:covered-table-cell table:style-name="ce101"/>
          <table:covered-table-cell table:number-columns-repeated="2"/>
          <table:table-cell table:style-name="ce114"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style-name="ce101"/>
          <table:covered-table-cell table:number-columns-repeated="2"/>
          <table:table-cell office:value-type="string" calcext:value-type="string">
            <text:p>5. Log out from Navigator app as admin an go to Navigator user application. Try to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covered-table-cell table:number-columns-repeated="4"/>
        </table:table-row>
        <table:table-row table:style-name="ro21">
          <table:covered-table-cell table:style-name="ce101"/>
          <table:covered-table-cell table:number-columns-repeated="2"/>
          <table:table-cell office:value-type="string" calcext:value-type="string">
            <text:p>6. Check if the sidebar on the left side of the screen contains following information : place name and category.</text:p>
          </table:table-cell>
          <table:table-cell office:value-type="string" calcext:value-type="string">
            <text:p>Ex. R : Sidebar on the left side of the screen contains mentioned information about the place.</text:p>
          </table:table-cell>
          <table:table-cell table:style-name="ce6" office:value-type="string" calcext:value-type="string">
            <text:p>Ac. R : Sidebar on the left side of the screen contains mentioned information about the place.</text:p>
          </table:table-cell>
          <table:covered-table-cell table:number-columns-repeated="4"/>
        </table:table-row>
        <table:table-row table:style-name="ro21">
          <table:covered-table-cell table:style-name="ce101"/>
          <table:covered-table-cell table:number-columns-repeated="2"/>
          <table:table-cell office:value-type="string" calcext:value-type="string">
            <text:p>7. Check if the place has been located on the map with a message box containing its name.</text:p>
          </table:table-cell>
          <table:table-cell office:value-type="string" calcext:value-type="string">
            <text:p>Ex. R : The place has been located on the map with a message box containing its name</text:p>
          </table:table-cell>
          <table:table-cell table:style-name="ce6" office:value-type="string" calcext:value-type="string">
            <text:p>Ac. R : The place has been located on the map with a message box containing its name</text:p>
          </table:table-cell>
          <table:covered-table-cell table:number-columns-repeated="4"/>
        </table:table-row>
        <table:table-row table:style-name="ro24">
          <table:table-cell table:style-name="ce17" office:value-type="string" calcext:value-type="string" table:number-columns-spanned="1" table:number-rows-spanned="9">
            <text:p>POSITIVE</text:p>
          </table:table-cell>
          <table:table-cell table:style-name="ce3" office:value-type="string" calcext:value-type="string" table:number-columns-spanned="1" table:number-rows-spanned="9">
            <text:p>TC_NAV_add_002</text:p>
          </table:table-cell>
          <table:table-cell table:style-name="ce9" office:value-type="string" calcext:value-type="string" table:number-columns-spanned="1" table:number-rows-spanned="9">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9">
            <text:p><text:span text:style-name="T14">Place name : </text:span><text:span text:style-name="T15">Bingo Plus – Alta </text:span></text:p>
            <text:p><text:span text:style-name="T14">City name :</text:span><text:span text:style-name="T15"> Sarajevo </text:span></text:p>
            <text:p><text:span text:style-name="T14">Postal code :</text:span><text:span text:style-name="T15"> 71000</text:span></text:p>
            <text:p><text:span text:style-name="T14">Street name : </text:span><text:span text:style-name="T15">Franca Lehara</text:span></text:p>
            <text:p><text:span text:style-name="T14">Street number :</text:span><text:span text:style-name="T15"> 2</text:span></text:p>
            <text:p><text:span text:style-name="T14">Alternative address :</text:span><text:span text:style-name="T15"> u sklopu Alta Shopping centra na  -1 spratu</text:span></text:p>
            <text:p><text:span text:style-name="T16">Short description :</text:span><text:span text:style-name="T17"> short description text was copied from the web site </text:span><text:span text:style-name="T17"><text:a xlink:href="https://alta.ba/shopping/bingo-plus/" xlink:type="simple">https://alta.ba/shopping/bingo-plus/</text:a></text:span><text:span text:style-name="T17"> </text:span></text:p>
            <text:p><text:span text:style-name="T14">Working hours : </text:span><text:span text:style-name="T15">09:00 and 22:00, 11:00 and 20:00</text:span></text:p>
            <text:p><text:span text:style-name="T14">Telephone number : </text:span><text:span text:style-name="T15">033256850</text:span></text:p>
            <text:p><text:span text:style-name="T14">Mobile number :</text:span><text:span text:style-name="T15"> 061455632 </text:span></text:p>
            <text:p><text:span text:style-name="T14">Fax number :</text:span><text:span text:style-name="T15"> 080090822 </text:span></text:p>
            <text:p><text:span text:style-name="T1">hyperlinks are given in the exact order as described in test steps  </text:span></text:p>
            <text:p><text:span text:style-name="T16">Web site url :</text:span><text:span text:style-name="T17">  </text:span><text:span text:style-name="T17"><text:a xlink:href="https://alta.ba/shopping/bingo-plus/" xlink:type="simple">https://alta.ba/shopping/bingo-plus/</text:a></text:span><text:span text:style-name="T17">   </text:span></text:p>
            <text:p><text:span text:style-name="T18">Facebook url </text:span><text:span text:style-name="T19">:</text:span><text:span text:style-name="T19"><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20">Instagram url :</text:span><text:span text:style-name="T19"> </text:span><text:span text:style-name="T19"><text:a xlink:href="https://www.instagram.com/altashoppingcenter/" xlink:type="simple">https://www.instagram.com/altashoppingcenter/</text:a></text:span><text:span text:style-name="T19">     </text:span></text:p>
            <text:p><text:span text:style-name="T16">Wikipedia url :</text:span><text:span text:style-name="T17">   </text:span><text:span text:style-name="T17"><text:a xlink:href="https://bs.wikipedia.org/wiki/Bingo_(kompanija" xlink:type="simple">https://bs.wikipedia.org/wiki/Bingo_(kompanija</text:a></text:span><text:span text:style-name="T17">)       </text:span></text:p>
            <text:p><text:span text:style-name="T21">YouTube url :</text:span><text:span text:style-name="T21"><text:a xlink:href="https://www.youtube.com/channel/UCw2vHFtUwQl2GwwWV7-ekqQ" xlink:type="simple">https://www.youtube.com/channel/UCw2vHFtUwQl2GwwWV7-ekqQ</text:a></text:span><text:span text:style-name="T22"> </text:span></text:p>
            <text:p><text:span text:style-name="T16">Email address :</text:span><text:span text:style-name="T17"> </text:span><text:span text:style-name="T17"><text:a xlink:href="mailto:marketing@confluence.ba" xlink:type="simple">marketing@confluence.ba</text:a></text:span><text:span text:style-name="T17">      </text:span></text:p>
            <text:p><text:span text:style-name="T16">Twitter url : </text:span><text:span text:style-name="T17"> </text:span><text:span text:style-name="T17"><text:a xlink:href="https://twitter.com/alta_center" xlink:type="simple">https://twitter.com/alta_center</text:a></text:span><text:span text:style-name="T17">         </text:span></text:p>
            <text:p><text:span text:style-name="T23">Forsquare url :  </text:span><text:span text:style-name="T24">                                     </text:span><text:span text:style-name="T24"><text:a xlink:href="https://foursquare.com/v/alta-shopping-center/4d0cd70ef393224b28cc18ee/photos" xlink:type="simple">https://foursquare.com/v/alta-shopping-center/4d0cd70ef393224b28cc18ee/photos</text:a></text:span><text:span text:style-name="T24"> </text:span><text:span text:style-name="T25">TripAdvisor url </text:span><text:span text:style-name="T26">: </text:span><text:span text:style-name="T26"><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25">Instagram hashtag : </text:span><text:span text:style-name="T26">#NaPravomMjestu</text:span></text:p>
            <text:p><text:span text:style-name="T14">Wi-Fi password : </text:span><text:span text:style-name="T15">bingo12345</text:span></text:p>
            <text:p><text:span text:style-name="T14">Wi-Fi name :</text:span><text:span text:style-name="T15"> AltaShoppingCenter</text:span></text:p>
            <text:p><text:span text:style-name="T14">Picture : </text:span><text:span text:style-name="T15">added was Bingo.png picture with path /home/lejla/Desktop </text:span></text:p>
            <text:p><text:span text:style-name="T14">Comment : </text:span><text:span text:style-name="T15">Slogan Binga je "Kralj dobrih cijena!" </text:span></text:p>
            <text:p><text:span text:style-name="T14">URL :</text:span><text:span text:style-name="T15"> https://navigator.ba/admin/login </text:span></text:p>
            <text:p><text:span text:style-name="T14">Admin username : </text:span><text:span text:style-name="T15">lejla.dzaferbegovic, </text:span></text:p>
            <text:p><text:span text:style-name="T14">Admin password :</text:span><text:span text:style-name="T15"> lejlatest123!</text:span></text:p>
            <text:p/>
          </table:table-cell>
          <table:table-cell table:style-name="ce3" office:value-type="string" calcext:value-type="string" table:number-columns-spanned="1" table:number-rows-spanned="9">
            <text:p>Pass</text:p>
          </table:table-cell>
          <table:table-cell table:style-name="ce3" office:value-type="string" calcext:value-type="string" table:number-columns-spanned="1" table:number-rows-spanned="9">
            <text:p>29/10/2018</text:p>
          </table:table-cell>
          <table:table-cell table:style-name="ce9" office:value-type="string" calcext:value-type="string" table:number-columns-spanned="1" table:number-rows-spanned="9">
            <text:p>No Comments</text:p>
          </table:table-cell>
        </table:table-row>
        <table:table-row table:style-name="ro22">
          <table:covered-table-cell table:style-name="ce101"/>
          <table:covered-table-cell table:number-columns-repeated="2"/>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2">
          <table:covered-table-cell table:style-name="ce101"/>
          <table:covered-table-cell table:number-columns-repeated="2"/>
          <table:table-cell table:style-name="ce108" office:value-type="string" calcext:value-type="string">
            <text:p>3. Click on Kupovina item from the drop down list when selecting proper category. Enter “SUPER” text into the “Tagovi” text field. </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4">
          <table:covered-table-cell table:style-name="ce101"/>
          <table:covered-table-cell table:number-columns-repeated="2"/>
          <table:table-cell office:value-type="string" calcext:value-type="string">
            <text:p><text:span text:style-name="T1">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5">
          <table:covered-table-cell table:style-name="ce101"/>
          <table:covered-table-cell table:number-columns-repeated="2"/>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1">
          <table:covered-table-cell table:style-name="ce101"/>
          <table:covered-table-cell table:number-columns-repeated="2"/>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5">
          <table:covered-table-cell table:style-name="ce101"/>
          <table:covered-table-cell table:number-columns-repeated="2"/>
          <table:table-cell office:value-type="string" calcext:value-type="string">
            <text:p>7. Log out from Navigator app as admin an go to Navigator user application. Try to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office:value-type="string" calcext:value-type="string">
            <text:p>Ac. R : The place name has been found and opened on the left side of the panel.</text:p>
          </table:table-cell>
          <table:covered-table-cell table:number-columns-repeated="4"/>
        </table:table-row>
        <table:table-row table:style-name="ro20">
          <table:covered-table-cell table:style-name="ce101"/>
          <table:covered-table-cell table:number-columns-repeated="2"/>
          <table:table-cell office:value-type="string" calcext:value-type="string">
            <text:p>8. Check if the sidebar on the left side of the screen contains following information : place name, category,street address,telephone number, working hours, email address, web site link and short description.</text:p>
          </table:table-cell>
          <table:table-cell office:value-type="string" calcext:value-type="string">
            <text:p>Ex. R : Sidebar on the left side of the screen contains mentioned information about the place.</text:p>
          </table:table-cell>
          <table:table-cell office:value-type="string" calcext:value-type="string">
            <text:p>Ac. R : Sidebar on the left side of the screen contains mentioned information about the place.</text:p>
          </table:table-cell>
          <table:covered-table-cell table:number-columns-repeated="4"/>
        </table:table-row>
        <table:table-row table:style-name="ro15">
          <table:covered-table-cell table:style-name="ce101"/>
          <table:covered-table-cell table:number-columns-repeated="2"/>
          <table:table-cell office:value-type="string" calcext:value-type="string">
            <text:p>9. Check if the place has been located on the map with a message box containing its name, street address, telephone number, working hours and web site link.</text:p>
          </table:table-cell>
          <table:table-cell office:value-type="string" calcext:value-type="string">
            <text:p>Ex. R : The place is located on the map with a message box containing all information listed in the step description.</text:p>
          </table:table-cell>
          <table:table-cell office:value-type="string" calcext:value-type="string">
            <text:p>Ac. R : The place is located on the map with a message box containing all information listed in the step description.</text:p>
          </table:table-cell>
          <table:covered-table-cell table:number-columns-repeated="4"/>
        </table:table-row>
        <table:table-row table:style-name="ro13">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3</text:p>
          </table:table-cell>
          <table:table-cell table:style-name="ce90"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non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number-columns-repeated="3"/>
          <table:table-cell office:value-type="string" calcext:value-type="string">
            <text:p><text:span text:style-name="T1">3. Click on Atrakcije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9"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13">Place name :</text:span> Konzum</text:p>
            <text:p><text:span text:style-name="T13">City name :</text:span> 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2">
          <table:covered-table-cell table:number-columns-repeated="3"/>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114"/>
          <table:covered-table-cell table:number-columns-repeated="2" table:style-name="ce9"/>
        </table:table-row>
        <table:table-row table:style-name="ro28">
          <table:covered-table-cell table:number-columns-repeated="3"/>
          <table:table-cell office:value-type="string" calcext:value-type="string">
            <text:p><text:span text:style-name="T1">3.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114"/>
          <table:covered-table-cell table:number-columns-repeated="2" table:style-name="ce9"/>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13">Postal code :</text:span> Konzum</text:p>
            <text:p><text:span text:style-name="T13">City name :</text:span> Sarajevo</text:p>
            <text:p><text:span text:style-name="T13">Postal code :</text:span> kkk</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2">
          <table:covered-table-cell table:style-name="ce103"/>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8">
          <table:covered-table-cell table:style-name="ce103"/>
          <table:covered-table-cell table:number-columns-repeated="2"/>
          <table:table-cell office:value-type="string" calcext:value-type="string">
            <text:p><text:span text:style-name="T1">3.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13">Place name :</text:span> Konzum</text:p>
            <text:p><text:span text:style-name="T13">City name :</text:span> Sarajevo</text:p>
            <text:p><text:span text:style-name="T13">Postal code </text:span>: 71000 </text:p>
            <text:p><text:span text:style-name="T13">Street name :</text:span>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2">
          <table:covered-table-cell table:style-name="ce103"/>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6">
          <table:covered-table-cell table:style-name="ce103"/>
          <table:covered-table-cell table:number-columns-repeated="2"/>
          <table:table-cell office:value-type="string" calcext:value-type="string">
            <text:p><text:span text:style-name="T1">3. Click on Kupovina item from the drop down menu when choosing a category. </text:span>Click the “Kreiraj” button at the bottom of the form. Then wait for a message to appear informing you about the mistakes in the form. Check if the text field with the wrong data has red borders.</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ication that place cannot be created when invalid street number is used.</text:p>
          </table:table-cell>
          <table:table-cell table:style-name="ce90" office:value-type="string" calcext:value-type="string">
            <text:p>1. Click on the “Kreiraj objekat” item from the navigation bar.</text:p>
          </table:table-cell>
          <table:table-cell table:style-name="ce90" office:value-type="string" calcext:value-type="string">
            <text:p>Ex. R : An empty form opens on the left side of the screen</text:p>
          </table:table-cell>
          <table:table-cell table:style-name="ce90" office:value-type="string" calcext:value-type="string">
            <text:p>Ac. R : An empty form opens on the left side of the screen</text:p>
          </table:table-cell>
          <table:table-cell table:style-name="ce122" office:value-type="string" calcext:value-type="string" table:number-columns-spanned="1" table:number-rows-spanned="3">
            <text:p><text:span text:style-name="T13">Place name :</text:span> Konzum</text:p>
            <text:p><text:span text:style-name="T13">City name :</text:span> Sarajevo</text:p>
            <text:p><text:span text:style-name="T13">Postal code :</text:span> 71000</text:p>
            <text:p><text:span text:style-name="T13">Street name :</text:span> Grbavicka</text:p>
            <text:p><text:span text:style-name="T13">Street number :</text:span> ……</text:p>
          </table:table-cell>
          <table:table-cell table:style-name="ce90" office:value-type="string" calcext:value-type="string" table:number-columns-spanned="1" table:number-rows-spanned="3">
            <text:p>Fail</text:p>
          </table:table-cell>
          <table:table-cell table:style-name="ce90"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2">
          <table:covered-table-cell table:style-name="ce103"/>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6">
          <table:covered-table-cell table:style-name="ce103"/>
          <table:covered-table-cell table:number-columns-repeated="2"/>
          <table:table-cell office:value-type="string" calcext:value-type="string">
            <text:p><text:span text:style-name="T1">3. Click on Kupovina item from the drop down menu when choosing a category.</text:span> Click the “Kreiraj” button at the bottom of the form. Then wait for a message to appear informing you about the mistakes in the form. Check if the text field with the wrong data has red borders.</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3">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08</text:p>
          </table:table-cell>
          <table:table-cell table:style-name="ce9"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2">
            <text:p>Konzum</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29">
          <table:covered-table-cell table:style-name="ce103"/>
          <table:covered-table-cell table:number-columns-repeated="2"/>
          <table:table-cell office:value-type="string" calcext:value-type="string">
            <text:p>2. Enter valid place name and click on the “Kreiraj ” button. Wait for text messages to appear informing the user about the mistakes.</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9</text:p>
          </table:table-cell>
          <table:table-cell table:style-name="ce9"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13">Place name : </text:span>Konzum</text:p>
            <text:p><text:span text:style-name="T13">Working hours :</text:span> /; and kl</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30">
          <table:covered-table-cell table:style-name="ce103"/>
          <table:covered-table-cell table:number-columns-repeated="2"/>
          <table:table-cell office:value-type="string" calcext:value-type="string">
            <text:p><text:span text:style-name="T1">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ication that place cannot be created when invalid telephone number is used.</text:p>
          </table:table-cell>
          <table:table-cell table:style-name="ce9" office:value-type="string" calcext:value-type="string">
            <text:p>1. Click on the “Kreiraj objekat” item from the navigation bar.</text:p>
          </table:table-cell>
          <table:table-cell table:style-name="ce9" office:value-type="string" calcext:value-type="string">
            <text:p>Ex. R : An empty form opens on the left side of the screen</text:p>
          </table:table-cell>
          <table:table-cell table:style-name="ce9"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 </text:span>Konzum</text:p>
            <text:p><text:span text:style-name="T13">Telephone number : </text:span>hjkl</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table:style-name="ce9" office:value-type="string" calcext:value-type="string">
            <text:p>2. Enter valid place name and choose a category for the object by clicking on the “Odaberi kategoriju” button.</text:p>
          </table:table-cell>
          <table:table-cell table:style-name="ce9" office:value-type="string" calcext:value-type="string">
            <text:p>Ex. R : Drop down list appears for you to choose from. List items are : Atrakcije, Biznis, Hrana, Kafa, Kupovina, Nocni zivot, Prijevoz,Smjestaj, Sport, Umjetnost I zabava, Usluge.</text:p>
          </table:table-cell>
          <table:table-cell table:style-name="ce9"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style-name="ce103"/>
          <table:covered-table-cell table:number-columns-repeated="2"/>
          <table:table-cell table:style-name="ce9" office:value-type="string" calcext:value-type="string">
            <text:p><text:span text:style-name="T1">3. Click on Kupovina item from the drop down menu when choosing a category.</text:span> Enter invalid data for telephone number. Click the “Kreiraj” button at the bottom of the form. Then wait for a message to appear informing you about the mistakes in the form. Check if the text field with the wrong data has red borders.</text:p>
          </table:table-cell>
          <table:table-cell table:style-name="ce9" office:value-type="string" calcext:value-type="string">
            <text:p>Ex. R : Number field labeled “Fiksni” changes it’s border to red and at the bottom of the form “Forma sadrži nevalidne podatke. Molimo ispravite i pokušajte ponovo” text appears.</text:p>
          </table:table-cell>
          <table:table-cell table:style-name="ce9"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1</text:p>
          </table:table-cell>
          <table:table-cell table:style-name="ce9" office:value-type="string" calcext:value-type="string" table:number-columns-spanned="1" table:number-rows-spanned="3">
            <text:p>Verification that place cannot be created when invalid web link is used.</text:p>
          </table:table-cell>
          <table:table-cell table:style-name="ce9" office:value-type="string" calcext:value-type="string">
            <text:p>1. Click on the “Kreiraj objekat” item from the navigation bar.</text:p>
          </table:table-cell>
          <table:table-cell table:style-name="ce9" office:value-type="string" calcext:value-type="string">
            <text:p>Ex. R : An empty form opens on the left side of the screen</text:p>
          </table:table-cell>
          <table:table-cell table:style-name="ce9"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text:span> Konzum</text:p>
            <text:p><text:span text:style-name="T13">Web site url :</text:span> 0023</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style-name="ce103"/>
          <table:covered-table-cell table:number-columns-repeated="2"/>
          <table:table-cell table:style-name="ce9" office:value-type="string" calcext:value-type="string">
            <text:p>2. Enter valid place name and choose a category for the object by clicking on the “Odaberi kategoriju” button.</text:p>
          </table:table-cell>
          <table:table-cell table:style-name="ce9" office:value-type="string" calcext:value-type="string">
            <text:p>Ex. R : Drop down list appears for you to choose from. List items are : Atrakcije, Biznis, Hrana, Kafa, Kupovina, Nocni zivot, Prijevoz,Smjestaj, Sport, Umjetnost I zabava, Usluge.</text:p>
          </table:table-cell>
          <table:table-cell table:style-name="ce9"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style-name="ce103"/>
          <table:covered-table-cell table:number-columns-repeated="2"/>
          <table:table-cell table:style-name="ce9" office:value-type="string" calcext:value-type="string">
            <text:p><text:span text:style-name="T1">3. Click on Kupovina item from the drop down menu when choosing a category. </text:span>Enter invalid data for web site address. Click the “Kreiraj” button at the bottom of the form. Then wait for a message to appear informing you about the mistakes in the form. Check if the text field with the wrong data has red borders.</text:p>
          </table:table-cell>
          <table:table-cell table:style-name="ce9" office:value-type="string" calcext:value-type="string">
            <text:p>Ex. R : Text field labeled “Web” changes it’s border to red and at the bottom of the form “Forma sadrži nevalidne podatke. Molimo ispravite i pokušajte ponovo” text appears.</text:p>
          </table:table-cell>
          <table:table-cell table:style-name="ce9"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7">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ication that place cannot be created when invalid picture format is used.</text:p>
          </table:table-cell>
          <table:table-cell table:style-name="ce9" office:value-type="string" calcext:value-type="string">
            <text:p>1. Click on the “Kreiraj objekat” item from the navigation bar.</text:p>
          </table:table-cell>
          <table:table-cell table:style-name="ce9" office:value-type="string" calcext:value-type="string">
            <text:p>Ex. R : An empty form opens on the left side of the screen</text:p>
          </table:table-cell>
          <table:table-cell table:style-name="ce9" office:value-type="string" calcext:value-type="string">
            <text:p>Ac. R : An empty form opens on the left side of the screen</text:p>
          </table:table-cell>
          <table:table-cell table:style-name="ce40" office:value-type="string" calcext:value-type="string" table:number-columns-spanned="1" table:number-rows-spanned="3">
            <text:p><text:span text:style-name="T13">Place name :</text:span> Konzum </text:p>
            <text:p><text:span text:style-name="T13">Picture :</text:span> upload BakirIspravke.ods file with path /home/lejla/Desktop</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2">
          <table:covered-table-cell table:number-columns-repeated="3"/>
          <table:table-cell table:style-name="ce9" office:value-type="string" calcext:value-type="string">
            <text:p>2. Enter valid place name and choose a category for the object by clicking on the “Odaberi kategoriju” button.</text:p>
          </table:table-cell>
          <table:table-cell table:style-name="ce9" office:value-type="string" calcext:value-type="string">
            <text:p>Ex. R : Drop down list appears for you to choose from. List items are : Atrakcije, Biznis, Hrana, Kafa, Kupovina, Nocni zivot, Prijevoz,Smjestaj, Sport, Umjetnost I zabava, Usluge.</text:p>
          </table:table-cell>
          <table:table-cell table:style-name="ce9"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31">
          <table:covered-table-cell table:number-columns-repeated="3"/>
          <table:table-cell table:style-name="ce9" office:value-type="string" calcext:value-type="string">
            <text:p><text:span text:style-name="T1">3. Click on Kupovina item from the drop down menu when choosing a category. </text:span>Click on Choose Files button and add a .ods file. Click the “Kreiraj” button at the bottom of the form. Then wait for a message to appear informing you about the mistakes in the form. Check if the text field with the wrong data has red borders.</text:p>
          </table:table-cell>
          <table:table-cell table:number-columns-repeated="2" table:style-name="ce9"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22"/>
          <table:table-cell table:style-name="ce25"/>
          <table:table-cell table:style-name="Default" table:number-columns-repeated="8"/>
        </table:table-row>
      </table:table>
      <table:table table:name="bugs_improvements" table:style-name="ta1">
        <table:table-column table:style-name="co20" table:default-cell-style-name="ce23"/>
        <table:table-column table:style-name="co21" table:default-cell-style-name="ce90"/>
        <table:table-column table:style-name="co21" table:default-cell-style-name="ce9"/>
        <table:table-column table:style-name="co22" table:number-columns-repeated="2" table:default-cell-style-name="ce9"/>
        <table:table-column table:style-name="co14" table:default-cell-style-name="ce9"/>
        <table:table-column table:style-name="co23" table:default-cell-style-name="Default"/>
        <table:table-row table:style-name="ro1">
          <table:table-cell table:style-name="ce41" office:value-type="string" calcext:value-type="string" table:number-columns-spanned="6" table:number-rows-spanned="1">
            <text:p>Bug/Improvement Suggestions</text:p>
          </table:table-cell>
          <table:covered-table-cell table:number-columns-repeated="4" table:style-name="ce41"/>
          <table:covered-table-cell table:style-name="ce126"/>
          <table:table-cell/>
        </table:table-row>
        <table:table-row table:style-name="ro1">
          <table:table-cell table:style-name="ce125" office:value-type="string" calcext:value-type="string">
            <text:p>Bug/Improvement Number</text:p>
          </table:table-cell>
          <table:table-cell table:style-name="ce125" office:value-type="string" calcext:value-type="string">
            <text:p>Summary</text:p>
          </table:table-cell>
          <table:table-cell table:style-name="ce125" office:value-type="string" calcext:value-type="string">
            <text:p>Description</text:p>
          </table:table-cell>
          <table:table-cell table:style-name="ce125" office:value-type="string" calcext:value-type="string">
            <text:p>Steps to Reproduce</text:p>
          </table:table-cell>
          <table:table-cell table:style-name="ce125" office:value-type="string" calcext:value-type="string">
            <text:p>Suggestion</text:p>
          </table:table-cell>
          <table:table-cell table:style-name="ce125" office:value-type="string" calcext:value-type="string">
            <text:p>Browser Version</text:p>
          </table:table-cell>
          <table:table-cell/>
        </table:table-row>
        <table:table-row table:style-name="ro31">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114" office:value-type="string" calcext:value-type="string">
            <text:p>The item “SARAJEVO” is unnecessary since it opens a pop down menu with the same content as the sidebar located on the left side of the screen</text:p>
          </table:table-cell>
          <table:table-cell table:style-name="ce27" office:value-type="string" calcext:value-type="string">
            <text:p>Google Chrome version 70.0.3538.67-1 and Firefox web browser version 62.0.3-1 </text:p>
          </table:table-cell>
          <table:table-cell/>
        </table:table-row>
        <table:table-row table:style-name="ro32">
          <table:table-cell office:value-type="string" calcext:value-type="string">
            <text:p><text:s/>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engine used</text:p>
          </table:table-cell>
          <table:table-cell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26">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office:value-type="string" calcext:value-type="string">
            <text:p><text:span text:style-name="T1">Google Chrome version 70.0.3538.67-1 and Firefox web browser version 62.0.3-1 </text:span></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10:07:56.4615365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1-08T10:08:21.296875422</dc:date>
    <meta:editing-duration>P1DT3H45M23S</meta:editing-duration>
    <meta:editing-cycles>714</meta:editing-cycles>
    <meta:generator>LibreOffice/6.1.3.2$Linux_X86_64 LibreOffice_project/10$Build-2</meta:generator>
    <meta:document-statistic meta:table-count="3" meta:cell-count="568" meta:object-count="0"/>
  </office:meta>
</office:document-meta>
</file>